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CONTRERAS SULCA, KATHERIN LISSETH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ANCES ROJO (POLLIPAVOS)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 BB FRANCES NEGR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ICHANAQUI</text:span></text:p>
      <text:p text:style-name="P5"/>
      <text:p text:style-name="P5">Recojo: <text:span text:style-name="T3">CONTRERAS SULCA, KATHERIN LISSE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6:58:2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